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2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number-columns-repeated="5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  <table:table-cell table:style-name="ce56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 table:number-columns-repeated="3"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2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34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2" office:value-type="float" office:value="30000" calcext:value-type="float">
            <text:p>30000</text:p>
          </table:table-cell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2" table:formula="of:=SUM([.H4:.H29])" office:value-type="float" office:value="3681.36231884058" calcext:value-type="float">
            <text:p>3681.3623188406</text:p>
          </table:table-cell>
          <table:table-cell table:style-name="ce16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178950" calcext:value-type="float">
            <text:p>178950</text:p>
          </table:table-cell>
          <table:table-cell/>
          <table:table-cell table:formula="of:=SUM([.L4:.L31])" office:value-type="float" office:value="165000" calcext:value-type="float">
            <text:p>16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0:01:55.022624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13T11:02:01.505172054</dc:date>
    <meta:editing-duration>P12DT5H57M19S</meta:editing-duration>
    <meta:editing-cycles>3581</meta:editing-cycles>
    <meta:generator>LibreOffice/4.2.8.2$Linux_X86_64 LibreOffice_project/420m0$Build-2</meta:generator>
    <meta:document-statistic meta:table-count="22" meta:cell-count="10330" meta:object-count="0"/>
  </office:meta>
</office:document-meta>
</file>